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2" style:family="paragraph" style:parent-style-name="Preformatted_20_Text">
      <style:text-properties style:font-name="ariel" fo:font-size="16pt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6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style:font-name="ariel" fo:font-size="16pt" fo:font-style="normal" fo:font-weight="normal" officeooo:rsid="00795130" officeooo:paragraph-rsid="0079513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Preformatted_20_Text">
      <style:text-properties style:font-name="ariel" fo:font-size="16pt" fo:font-style="normal" fo:font-weight="bold" officeooo:rsid="00795130" officeooo:paragraph-rsid="008ce7f7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33" style:family="paragraph" style:parent-style-name="Preformatted_20_Text">
      <style:text-properties officeooo:paragraph-rsid="002ac94f"/>
    </style:style>
    <style:style style:name="P34" style:family="paragraph" style:parent-style-name="Preformatted_20_Text">
      <style:text-properties officeooo:paragraph-rsid="002a5fdf"/>
    </style:style>
    <style:style style:name="P35" style:family="paragraph" style:parent-style-name="Preformatted_20_Text">
      <style:text-properties officeooo:paragraph-rsid="001acc21"/>
    </style:style>
    <style:style style:name="P36" style:family="paragraph" style:parent-style-name="Preformatted_20_Text">
      <style:text-properties officeooo:paragraph-rsid="00586963"/>
    </style:style>
    <style:style style:name="P37" style:family="paragraph" style:parent-style-name="Preformatted_20_Text">
      <style:text-properties officeooo:paragraph-rsid="005af2ec"/>
    </style:style>
    <style:style style:name="P38" style:family="paragraph" style:parent-style-name="Preformatted_20_Text">
      <style:text-properties officeooo:rsid="005cfcaf" officeooo:paragraph-rsid="005cfcaf"/>
    </style:style>
    <style:style style:name="P39" style:family="paragraph" style:parent-style-name="Preformatted_20_Text">
      <style:text-properties officeooo:rsid="005cfcaf" officeooo:paragraph-rsid="005e9ceb"/>
    </style:style>
    <style:style style:name="P40" style:family="paragraph" style:parent-style-name="Preformatted_20_Text">
      <style:text-properties officeooo:rsid="005cfcaf" officeooo:paragraph-rsid="0061ed81"/>
    </style:style>
    <style:style style:name="P41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42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43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44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45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46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Preformatted_20_Text">
      <style:text-properties style:font-name="ariel" fo:font-size="16pt" fo:font-style="normal" fo:font-weight="bold" officeooo:rsid="00912140" officeooo:paragraph-rsid="00912140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fo:font-weight="bold" officeooo:rsid="007be01e" style:font-weight-asian="bold" style:font-weight-complex="bold"/>
    </style:style>
    <style:style style:name="T29" style:family="text">
      <style:text-properties fo:font-weight="bold" officeooo:rsid="007c1641" style:font-weight-asian="bold" style:font-weight-complex="bold"/>
    </style:style>
    <style:style style:name="T30" style:family="text">
      <style:text-properties fo:font-weight="bold" officeooo:rsid="007f7e52" style:font-weight-asian="bold" style:font-weight-complex="bold"/>
    </style:style>
    <style:style style:name="T31" style:family="text">
      <style:text-properties fo:font-weight="bold" officeooo:rsid="0086a163" style:font-weight-asian="bold" style:font-weight-complex="bold"/>
    </style:style>
    <style:style style:name="T32" style:family="text">
      <style:text-properties fo:font-weight="bold" officeooo:rsid="008dc9a7" style:font-weight-asian="bold" style:font-weight-complex="bold"/>
    </style:style>
    <style:style style:name="T33" style:family="text">
      <style:text-properties fo:font-weight="bold" officeooo:rsid="008fa204" style:font-weight-asian="bold" style:font-weight-complex="bold"/>
    </style:style>
    <style:style style:name="T34" style:family="text">
      <style:text-properties fo:font-weight="bold" officeooo:rsid="0093c933" style:font-weight-asian="bold" style:font-weight-complex="bold"/>
    </style:style>
    <style:style style:name="T35" style:family="text">
      <style:text-properties fo:font-weight="bold" officeooo:rsid="00954928" style:font-weight-asian="bold" style:font-weight-complex="bold"/>
    </style:style>
    <style:style style:name="T36" style:family="text">
      <style:text-properties style:font-name="ariel" fo:font-size="16pt" officeooo:rsid="001acc21" style:font-size-asian="14pt" style:font-size-complex="16pt"/>
    </style:style>
    <style:style style:name="T37" style:family="text">
      <style:text-properties style:font-name="ariel" fo:font-size="16pt" officeooo:rsid="001d7347" style:font-size-asian="14pt" style:font-size-complex="16pt"/>
    </style:style>
    <style:style style:name="T38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39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40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41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42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43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44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45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46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47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48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49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50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53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54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55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56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57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58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59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60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61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62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63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64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65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66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67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68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69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70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71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72" style:family="text">
      <style:text-properties officeooo:rsid="001f8595"/>
    </style:style>
    <style:style style:name="T73" style:family="text">
      <style:text-properties officeooo:rsid="001fcc65"/>
    </style:style>
    <style:style style:name="T74" style:family="text">
      <style:text-properties officeooo:rsid="0020a355"/>
    </style:style>
    <style:style style:name="T75" style:family="text">
      <style:text-properties officeooo:rsid="0022f2f2"/>
    </style:style>
    <style:style style:name="T76" style:family="text">
      <style:text-properties officeooo:rsid="002351ad"/>
    </style:style>
    <style:style style:name="T77" style:family="text">
      <style:text-properties officeooo:rsid="0024634b"/>
    </style:style>
    <style:style style:name="T78" style:family="text">
      <style:text-properties officeooo:rsid="0024c20b"/>
    </style:style>
    <style:style style:name="T79" style:family="text">
      <style:text-properties officeooo:rsid="0025890a"/>
    </style:style>
    <style:style style:name="T80" style:family="text">
      <style:text-properties officeooo:rsid="002787f2"/>
    </style:style>
    <style:style style:name="T81" style:family="text">
      <style:text-properties officeooo:rsid="00291f1a"/>
    </style:style>
    <style:style style:name="T82" style:family="text">
      <style:text-properties officeooo:rsid="002a5fdf"/>
    </style:style>
    <style:style style:name="T83" style:family="text">
      <style:text-properties officeooo:rsid="00362703"/>
    </style:style>
    <style:style style:name="T84" style:family="text">
      <style:text-properties officeooo:rsid="003a960d"/>
    </style:style>
    <style:style style:name="T85" style:family="text">
      <style:text-properties officeooo:rsid="003cb90d"/>
    </style:style>
    <style:style style:name="T86" style:family="text">
      <style:text-properties officeooo:rsid="003d2714"/>
    </style:style>
    <style:style style:name="T87" style:family="text">
      <style:text-properties fo:font-style="normal" officeooo:rsid="003d2714" style:font-style-asian="normal" style:font-style-complex="normal"/>
    </style:style>
    <style:style style:name="T88" style:family="text">
      <style:text-properties fo:font-style="normal" officeooo:rsid="003e86ef" style:font-style-asian="normal" style:font-style-complex="normal"/>
    </style:style>
    <style:style style:name="T89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91" style:family="text">
      <style:text-properties officeooo:rsid="00459c4c"/>
    </style:style>
    <style:style style:name="T92" style:family="text">
      <style:text-properties officeooo:rsid="004a5a33"/>
    </style:style>
    <style:style style:name="T93" style:family="text">
      <style:text-properties officeooo:rsid="004b736e"/>
    </style:style>
    <style:style style:name="T94" style:family="text">
      <style:text-properties officeooo:rsid="004cd043"/>
    </style:style>
    <style:style style:name="T95" style:family="text">
      <style:text-properties officeooo:rsid="004e3a10"/>
    </style:style>
    <style:style style:name="T96" style:family="text">
      <style:text-properties officeooo:rsid="004fa3a5"/>
    </style:style>
    <style:style style:name="T97" style:family="text">
      <style:text-properties officeooo:rsid="004fe440"/>
    </style:style>
    <style:style style:name="T98" style:family="text">
      <style:text-properties officeooo:rsid="005b7bb3"/>
    </style:style>
    <style:style style:name="T99" style:family="text">
      <style:text-properties officeooo:rsid="006be04a"/>
    </style:style>
    <style:style style:name="T100" style:family="text">
      <style:text-properties officeooo:rsid="006d5720"/>
    </style:style>
    <style:style style:name="T101" style:family="text">
      <style:text-properties officeooo:rsid="006d9020"/>
    </style:style>
    <style:style style:name="T102" style:family="text">
      <style:text-properties officeooo:rsid="006feef3"/>
    </style:style>
    <style:style style:name="T103" style:family="text">
      <style:text-properties officeooo:rsid="00526999"/>
    </style:style>
    <style:style style:name="T104" style:family="text">
      <style:text-properties officeooo:rsid="0071b890"/>
    </style:style>
    <style:style style:name="T105" style:family="text">
      <style:text-properties officeooo:rsid="00727fda"/>
    </style:style>
    <style:style style:name="T106" style:family="text">
      <style:text-properties officeooo:rsid="0073f821"/>
    </style:style>
    <style:style style:name="T107" style:family="text">
      <style:text-properties officeooo:rsid="0075b168"/>
    </style:style>
    <style:style style:name="T108" style:family="text">
      <style:text-properties officeooo:rsid="00772685"/>
    </style:style>
    <style:style style:name="T109" style:family="text">
      <style:text-properties officeooo:rsid="00788864"/>
    </style:style>
    <style:style style:name="T110" style:family="text">
      <style:text-properties officeooo:rsid="007be01e"/>
    </style:style>
    <style:style style:name="T111" style:family="text">
      <style:text-properties officeooo:rsid="007bed82"/>
    </style:style>
    <style:style style:name="T112" style:family="text">
      <style:text-properties officeooo:rsid="007c1641"/>
    </style:style>
    <style:style style:name="T113" style:family="text">
      <style:text-properties officeooo:rsid="007f7e52"/>
    </style:style>
    <style:style style:name="T114" style:family="text">
      <style:text-properties officeooo:rsid="00856e39"/>
    </style:style>
    <style:style style:name="T115" style:family="text">
      <style:text-properties officeooo:rsid="0086a163"/>
    </style:style>
    <style:style style:name="T116" style:family="text">
      <style:text-properties officeooo:rsid="008ce7f7"/>
    </style:style>
    <style:style style:name="T117" style:family="text">
      <style:text-properties officeooo:rsid="008dc9a7"/>
    </style:style>
    <style:style style:name="T118" style:family="text">
      <style:text-properties officeooo:rsid="0091fd4f"/>
    </style:style>
    <style:style style:name="T119" style:family="text">
      <style:text-properties officeooo:rsid="0092f982"/>
    </style:style>
    <style:style style:name="T120" style:family="text">
      <style:text-properties officeooo:rsid="0093c933"/>
    </style:style>
    <style:style style:name="T121" style:family="text">
      <style:text-properties officeooo:rsid="009549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ystems</text:p>
      <text:p text:style-name="P12"/>
      <text:p text:style-name="P12">*<text:span text:style-name="T1">Um sistema </text:span><text:span text:style-name="T2">normalmente </text:span><text:span text:style-name="T1"><text:s/>é um </text:span><text:span text:style-name="T2">esforço organizado com o objetivo de atingir uma meta.</text:span></text:p>
      <text:p text:style-name="P12">*<text:span text:style-name="T2">Quando levantamos um sistema precisamos de componentes importantes como:</text:span></text:p>
      <text:p text:style-name="P10">Colaboração, Comunicação, Estrutura, Leis(Causa e Efeito), Especialização …etc</text:p>
      <text:p text:style-name="P15"/>
      <text:p text:style-name="P1">Administrador Computer System</text:p>
      <text:p text:style-name="P14">*Um administrador de sistema sera responsavel por:</text:p>
      <text:p text:style-name="P9">Disign do Sistema e Racionalização</text:p>
      <text:p text:style-name="P9">Busca de Erros</text:p>
      <text:p text:style-name="P9">Gerenciamento de Recursos</text:p>
      <text:p text:style-name="P14">*<text:span text:style-name="T3">E para atingir esse objetivo sera necessario:</text:span></text:p>
      <text:p text:style-name="P11">Procedimentos</text:p>
      <text:p text:style-name="P11">Trabalho em Equipe</text:p>
      <text:p text:style-name="P11">Pratica Eticas</text:p>
      <text:p text:style-name="P11">Apreciar a segurança</text:p>
      <text:p text:style-name="P2"/>
      <text:p text:style-name="P2">Linux</text:p>
      <text:p text:style-name="P35"><text:span text:style-name="T36">*</text:span><text:span text:style-name="T38">Linux</text:span><text:span text:style-name="T37"> é um </text:span><text:span text:style-name="T43">Kernel</text:span><text:span text:style-name="T37"> que suporta um </text:span><text:span text:style-name="T38">Linux Operations System</text:span></text:p>
      <text:p text:style-name="P13">*<text:span text:style-name="T5">Ke</text:span><text:span text:style-name="T6">nel</text:span><text:span text:style-name="T72"> é um programa que se comunica diretamente com o </text:span><text:span text:style-name="T6">Harware</text:span><text:span text:style-name="T72"> e </text:span><text:span text:style-name="T6">Administra Recursos e Processos</text:span></text:p>
      <text:p text:style-name="P13">*<text:span text:style-name="T6">Kernels</text:span><text:span text:style-name="T72"> precisam de um systema operacional para se</text:span><text:span text:style-name="T73">rem</text:span><text:span text:style-name="T72"> ut</text:span><text:span text:style-name="T73">eis</text:span></text:p>
      <text:p text:style-name="P13">*<text:span text:style-name="T72">Quando um </text:span><text:span text:style-name="T6">Linux Kernel</text:span><text:span text:style-name="T72"> é empacotado com um </text:span><text:span text:style-name="T6">Operations System Software</text:span><text:span text:style-name="T72"> e envidos juntos para uso, chamamos de </text:span><text:span text:style-name="T6">Destribuição Linux</text:span></text:p>
      <text:p text:style-name="P13">*<text:span text:style-name="T74">O </text:span><text:span text:style-name="T7">Linux Kernel </text:span><text:span text:style-name="T74">é o único programa que tem pemisão de se comunicar com nossos </text:span><text:span text:style-name="T7">Hardwares</text:span><text:span text:style-name="T74">, todos os outros programas precisão chamar o </text:span><text:span text:style-name="T7">Linux Kernel</text:span><text:span text:style-name="T74"> (Atraves de </text:span><text:span text:style-name="T7">System Calls</text:span><text:span text:style-name="T74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3">*<text:span text:style-name="T75">Iremos instalar o Linux no HardDrive, que por sua vez esta dividido em Partitions, então o Hardrive pode </text:span><text:span text:style-name="T106">t</text:span><text:span text:style-name="T75">er Volumes diferentes</text:span></text:p>
      <text:p text:style-name="P13">*<text:span text:style-name="T75">O </text:span><text:span text:style-name="T8">Linux</text:span><text:span text:style-name="T75"> pode ser instalado em qualquer um desses </text:span><text:span text:style-name="T9">V</text:span><text:span text:style-name="T8">olumes</text:span><text:span text:style-name="T75">.</text:span><text:span text:style-name="T76">Normalmente iremos querer </text:span><text:span text:style-name="T77">deixa</text:span><text:span text:style-name="T76">r pelo menos o </text:span><text:span text:style-name="T10">Boot Loader</text:span><text:span text:style-name="T76"> no começo do </text:span><text:span text:style-name="T107">Hardrive</text:span></text:p>
      <text:p text:style-name="P8"><text:span text:style-name="T76">*</text:span><text:span text:style-name="T11">Swap Partitions</text:span><text:span text:style-name="T78"> são utilizados em cenarios onde não temos mais memoria, que é um situação onde erros graves acontem em uma </text:span><text:span text:style-name="T11">Linux Machine</text:span><text:span text:style-name="T78">. Ela recebe uma parte do </text:span><text:span text:style-name="T11">HardDrive</text:span><text:span text:style-name="T78"> e utiliza como </text:span><text:span text:style-name="T11">Virtual Memory</text:span><text:span text:style-name="T78">, então quando ficamos sem </text:span><text:span text:style-name="T11">RAM</text:span><text:span text:style-name="T78"> Memory iremos pegar pedaços da </text:span><text:span text:style-name="T11">RAM</text:span><text:span text:style-name="T78"> que não estão sendo usados e iremos escrever no </text:span><text:span text:style-name="T11">HardDrive</text:span><text:span text:style-name="T78">, e caso precisarmos desses pedeços de memoria iremos coloca</text:span><text:span text:style-name="T108">r</text:span><text:span text:style-name="T78"> de volta na </text:span><text:span text:style-name="T11">RAM</text:span><text:span text:style-name="T78"> e alocar outra parte que não esta sendo usada na memoria reservada pro </text:span><text:span text:style-name="T11">Swap</text:span><text:span text:style-name="T78">.</text:span><text:span text:style-name="T79">Quando temos diversas operação com o </text:span><text:span text:style-name="T12">Swap</text:span><text:span text:style-name="T79"> nosso sistema fica mais lento, pois o </text:span><text:span text:style-name="T12">HardDrive</text:span><text:span text:style-name="T79"> é mais lento que a </text:span><text:span text:style-name="T12">RAM</text:span><text:span text:style-name="T79">, logo não queremos reservar um longo espaço para o </text:span><text:span text:style-name="T12">Swap</text:span><text:span text:style-name="T79">, se possível seria bom evitar usalo e deixar apenas em casos de necessidade</text:span></text:p>
      <text:p text:style-name="P8">*<text:span text:style-name="T13">Swap</text:span><text:span text:style-name="T80"> é uma </text:span><text:span text:style-name="T13">partition type</text:span><text:span text:style-name="T80">, assim como </text:span><text:span text:style-name="T13">linux partition </text:span><text:span text:style-name="T80">e </text:span><text:span text:style-name="T13">lvm partitions</text:span><text:span text:style-name="T80">.</text:span></text:p>
      <text:p text:style-name="P8">*<text:span text:style-name="T81">No momento que tivermos nossa </text:span><text:span text:style-name="T14">partition</text:span><text:span text:style-name="T81"> precisaremos instalar um </text:span><text:span text:style-name="T14">file system</text:span><text:span text:style-name="T81"> nela.</text:span></text:p>
      <text:p text:style-name="P8">*<text:span text:style-name="T82">exemplos de file system:</text:span></text:p>
      <text:p text:style-name="P7">minix , ext3(2,4), fat32, nfts</text:p>
      <text:p text:style-name="P34"><text:span text:style-name="T44">*</text:span><text:span text:style-name="T39">Linux</text:span><text:span text:style-name="T44"> pode criar diferentes </text:span><text:span text:style-name="T39">file systems</text:span><text:span text:style-name="T44"> e colocalo </text:span><text:span text:style-name="T49">em</text:span><text:span text:style-name="T44"> </text:span><text:span text:style-name="T39">partitions</text:span><text:span text:style-name="T44"> e utilizalos</text:span></text:p>
      <text:p text:style-name="P33"><text:span text:style-name="T44">*</text:span><text:span text:style-name="T45">Ele os utiliza atraves dos </text:span><text:span text:style-name="T40">Mount Points</text:span><text:span text:style-name="T45">, </text:span><text:span text:style-name="T46">que é um </text:span><text:span text:style-name="T41">diretorio</text:span><text:span text:style-name="T46"> </text:span><text:span text:style-name="T47">em nossa </text:span><text:span text:style-name="T42">estrutura de diretorios</text:span><text:span text:style-name="T47">. Primeiro temos nossa </text:span><text:span text:style-name="T42">Main Partitions(Root Partition)</text:span><text:span text:style-name="T47"> para nosso sistema e possuimos diretorio dentro dele, podemos pegar um </text:span><text:span text:style-name="T42">diretorio</text:span><text:span text:style-name="T47"> e defini-lo para </text:span><text:span text:style-name="T42">redirecionar</text:span><text:span text:style-name="T47"> para uma </text:span><text:span text:style-name="T42">patitions</text:span><text:span text:style-name="T47"> diferente.</text:span></text:p>
      <text:p text:style-name="P33"><text:span text:style-name="T47">*Esses redirecionamentos para outras partições onde você fundi duas partições diferentes em um mesmo </text:span><text:span text:style-name="T42">directory tree</text:span><text:span text:style-name="T47"> são chamados de </text:span><text:span text:style-name="T42">Mount Points, </text:span><text:span text:style-name="T48">no Windows possuimos mount points normalmente como drivers letters</text:span><text:span text:style-name="T47">.</text:span></text:p>
      <text:p text:style-name="P4"><text:soft-page-break/>Root</text:p>
      <text:p text:style-name="P5">*<text:span text:style-name="T83">O </text:span><text:span text:style-name="T15">root user</text:span><text:span text:style-name="T83"> é o principal usuario de todo o sistem, ele consegue realizar diversas tarefas.</text:span></text:p>
      <text:p text:style-name="P6">*<text:span text:style-name="T16">ip addr</text:span><text:span text:style-name="T84"> para ver nosso </text:span><text:span text:style-name="T16">ip </text:span><text:span text:style-name="T17">adress </text:span><text:span text:style-name="T85">assim como nosso </text:span></text:p>
      <text:p text:style-name="P6"><text:span text:style-name="T18">mac adress</text:span><text:span text:style-name="T84"> ou </text:span><text:span text:style-name="T16">ifconfig</text:span></text:p>
      <text:p text:style-name="P5">*<text:span text:style-name="T86">Nosso </text:span><text:span text:style-name="T19">hostname</text:span><text:span text:style-name="T86"> esta localizado em </text:span><text:span text:style-name="T89">etc/hostname</text:span><text:span text:style-name="T87">, podemos varificar utilizando o comando </text:span><text:span text:style-name="T89">hostname</text:span></text:p>
      <text:p text:style-name="P5"><text:span text:style-name="T87">*</text:span><text:span text:style-name="T88">Nosso </text:span><text:span text:style-name="T90">DNS</text:span><text:span text:style-name="T88"> esta localizado em </text:span><text:span text:style-name="T90">/etc/resolv.conf</text:span></text:p>
      <text:p text:style-name="P16"/>
      <text:p text:style-name="P16"/>
      <text:p text:style-name="P17">Podemos utilizar `` para colocar uma precedencia nos comandos: <text:span text:style-name="T4">echo anotacoes &gt; `date +”%d-%m=%y”`</text:span></text:p>
      <text:p text:style-name="P16">*Podemos utilizar <text:span text:style-name="T4">rm -R diretorio/f</text:span><text:span text:style-name="T20">ile</text:span><text:span text:style-name="T91"> pa</text:span>ra remover recursivamente um diretorio e todos os arquivos dentro dele</text:p>
      <text:p text:style-name="P16">*<text:span text:style-name="T21">date – date +”%y/%m%d”</text:span></text:p>
      <text:p text:style-name="P18"/>
      <text:p text:style-name="P29">File System Basic</text:p>
      <text:p text:style-name="P18"/>
      <text:p text:style-name="P16">*<text:span text:style-name="T92">Nos ajudam na organização de espaço</text:span></text:p>
      <text:p text:style-name="P16">*<text:span text:style-name="T93">Um </text:span><text:span text:style-name="T22">hardisk</text:span><text:span text:style-name="T93"> é um grande conjunto de </text:span><text:span text:style-name="T22">bits</text:span><text:span text:style-name="T93"> que são organizados em </text:span><text:span text:style-name="T22">bytes</text:span><text:span text:style-name="T93"> que são organizados por </text:span><text:span text:style-name="T22">endereços</text:span></text:p>
      <text:p text:style-name="P16">*<text:span text:style-name="T94">Quando queremos por mais de um arquivo no nosso disco rigido precisamos saber quando um arquivo termina e onde o outro começa</text:span></text:p>
      <text:p text:style-name="P16">*<text:span text:style-name="T23">File system</text:span><text:span text:style-name="T95"> nos permitem sobrep</text:span><text:span text:style-name="T109">o</text:span><text:span text:style-name="T95">r um bloco de informação que contem todos os endereços que contem em uma partition, </text:span><text:span text:style-name="T96">podendo assim manter o rastreamento de onde os arquivos estão, quais são os espaços disponiveis, quais são as permi</text:span><text:span text:style-name="T98">s</text:span><text:span text:style-name="T96">ões </text:span><text:span text:style-name="T97">e todas as informações que podem ser utilizadas para segurança e organizaçã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<text:soft-page-break/>Partitions</text:p>
      <text:p text:style-name="P33"><text:span text:style-name="T51">*</text:span><text:span text:style-name="T52">Quando pegamos nosso disco original e dividimos em ped</text:span><text:span text:style-name="T58">a</text:span><text:span text:style-name="T52">ços individuais possuimos uma </text:span><text:span text:style-name="T61">partition table</text:span><text:span text:style-name="T52"> que nos informa onde uma partição começa e termina</text:span></text:p>
      <text:p text:style-name="P33"><text:span text:style-name="T52">*</text:span><text:span text:style-name="T53">fdisk -l </text:span><text:span text:style-name="T54">para listar os discos</text:span></text:p>
      <text:p text:style-name="P36"><text:span text:style-name="T52">*</text:span><text:span text:style-name="T55">p</text:span><text:span text:style-name="T56">a</text:span><text:span text:style-name="T55">rtprobe</text:span></text:p>
      <text:p text:style-name="P37"><text:span text:style-name="T52">*</text:span><text:span text:style-name="T57">Alguns Files systems possuem funções que outros não proporcionam.</text:span></text:p>
      <text:p text:style-name="P38"><text:span text:style-name="T52">*</text:span><text:span text:style-name="T50">mkfs</text:span></text:p>
      <text:p text:style-name="P38"><text:span text:style-name="T52">*</text:span><text:span text:style-name="T59">Depois de definir nosso</text:span><text:span text:style-name="T62"> File system</text:span><text:span text:style-name="T59"> precisamos formatar nosso disco, colocando assim as informações necessarias no começo do disco, dessa forma indicando como esse disco deve ser tradado</text:span></text:p>
      <text:p text:style-name="P40"><text:span text:style-name="T52">*</text:span><text:span text:style-name="T66">tune2fs </text:span><text:span text:style-name="T67"><text:s/>/path -L label</text:span></text:p>
      <text:p text:style-name="P39"><text:span text:style-name="T52">*</text:span><text:span text:style-name="T65">sudo mkfs.ext3 /dev/sda1</text:span><text:span text:style-name="T52"> </text:span><text:span text:style-name="T60">para definir o </text:span><text:span text:style-name="T63">File System</text:span></text:p>
      <text:p text:style-name="P41"><text:span text:style-name="T70">*</text:span><text:span text:style-name="T64">mount /device /local</text:span></text:p>
      <text:p text:style-name="P42"><text:span text:style-name="T70">*</text:span><text:span text:style-name="T71">O </text:span><text:span text:style-name="T68">File system table</text:span><text:span text:style-name="T71"> é um arquivo que nos fala onde e como tudo esta montado</text:span></text:p>
      <text:p text:style-name="P43"><text:span text:style-name="T70">*</text:span><text:span text:style-name="T71">sudo cat /etc/fstab</text:span></text:p>
      <text:p text:style-name="P44"><text:span text:style-name="T70">*</text:span><text:span text:style-name="T71">/dev/sda1 <text:s text:c="6"/>/newstorage <text:s text:c="4"/>ext3 <text:s text:c="3"/>defaults <text:s text:c="7"/>0 0</text:span></text:p>
      <text:p text:style-name="P45"><text:span text:style-name="T70">*</text:span><text:span text:style-name="T69">stat file</text:span></text:p>
      <text:p text:style-name="P20">*<text:span text:style-name="T24">w</text:span><text:span text:style-name="T99"> para ver qual usuario esta logado</text:span></text:p>
      <text:p text:style-name="P21">*<text:span text:style-name="T25">last</text:span><text:span text:style-name="T100"> para ver o historico de usuarios logados</text:span></text:p>
      <text:p text:style-name="P22">*<text:span text:style-name="T26">passwd usuario</text:span><text:span text:style-name="T101"> para trocar senha</text:span></text:p>
      <text:p text:style-name="P23">*<text:span text:style-name="T102">useradd userdel usermod</text:span></text:p>
      <text:p text:style-name="P26"><text:span text:style-name="T103">*</text:span>id user</text:p>
      <text:p text:style-name="P24">*<text:span text:style-name="T104">groupadd groupdel</text:span></text:p>
      <text:p text:style-name="P25">*<text:span text:style-name="T4">/</text:span><text:span text:style-name="T27">etc/skel/</text:span><text:span text:style-name="T105"> são os arquivos que novos usuarios terão no inicio</text:span></text:p>
      <text:p text:style-name="P27">*<text:span text:style-name="T4">/etc/sudoers</text:span> estão os grupos que permitem o acesso ao comando sudo</text:p>
      <text:p text:style-name="P27">*<text:span text:style-name="T28">RWX</text:span><text:span text:style-name="T110"> – em um diretorio o </text:span><text:span text:style-name="T28">R</text:span><text:span text:style-name="T110"> nos permite ler o conteudo do diretorio, </text:span><text:span text:style-name="T111">podemos ver qual o conteudo do diretorio. <text:s/></text:span><text:span text:style-name="T112">Com a Permisão </text:span><text:span text:style-name="T29">W</text:span><text:span text:style-name="T112"> podemos escrever dentro do diretorio </text:span><text:span text:style-name="T113">e </text:span><text:span text:style-name="T30">X</text:span><text:span text:style-name="T113"> podemos entrar no diretorio</text:span></text:p>
      <text:p text:style-name="P27">*<text:span text:style-name="T4">which passwd</text:span> <text:span text:style-name="T114">para ver onde as senhas estão armazenadas</text:span></text:p>
      <text:p text:style-name="P27">*<text:span text:style-name="T115">Com a ajuda do </text:span><text:span text:style-name="T31">umask</text:span><text:span text:style-name="T115"> podemos setar as permisões defaults</text:span></text:p>
      <text:p text:style-name="P28"><text:soft-page-break/>*<text:span text:style-name="T116">Podemos mudar as permições com</text:span></text:p>
      <text:p text:style-name="P31"><text:span text:style-name="T116">chmod permisões file/di</text:span><text:span text:style-name="T117">rec</text:span><text:span text:style-name="T116">tory</text:span></text:p>
      <text:p text:style-name="P28">*<text:span text:style-name="T32">chown newuser:</text:span><text:span text:style-name="T33">group</text:span><text:span text:style-name="T32"> file/directory </text:span><text:span text:style-name="T117">para mudar o owner</text:span></text:p>
      <text:p text:style-name="P47">SELinux</text:p>
      <text:p text:style-name="P28">*<text:span text:style-name="T118">Nos permitem controlar files e mexer com os acessos dos files </text:span></text:p>
      <text:p text:style-name="P28">*<text:span text:style-name="T119">Os files contem contextos diferentes, e podemos modificalos</text:span></text:p>
      <text:p text:style-name="P28">*<text:span text:style-name="T34">chcon</text:span><text:span text:style-name="T120"> para alterar o contexto</text:span></text:p>
      <text:p text:style-name="P28">*<text:span text:style-name="T35">restorecon</text:span><text:span text:style-name="T121"> para restaur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1:53:39.916037305</dc:date>
    <meta:editing-duration>PT8H31M19S</meta:editing-duration>
    <meta:editing-cycles>113</meta:editing-cycles>
    <meta:document-statistic meta:table-count="0" meta:image-count="0" meta:object-count="0" meta:page-count="5" meta:paragraph-count="78" meta:word-count="883" meta:character-count="5610" meta:non-whitespace-character-count="4778"/>
  </office:meta>
</office:document-meta>
</file>